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42%" draw:textarea-horizontal-align="justify" draw:textarea-vertical-align="middle" draw:auto-grow-height="false" fo:min-height="1.726cm" fo:min-width="1.476cm"/>
    </style:style>
    <style:style style:name="gr2" style:family="graphic" style:parent-style-name="standard">
      <style:graphic-properties svg:stroke-color="#158466" draw:fill-color="#168253" draw:opacity="50%" draw:textarea-horizontal-align="justify" draw:textarea-vertical-align="middle" draw:auto-grow-height="false" fo:min-height="1.726cm" fo:min-width="1.476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P1" style:family="paragraph">
      <loext:graphic-properties draw:opacity="42%"/>
      <style:paragraph-properties fo:text-align="center"/>
    </style:style>
    <style:style style:name="P2" style:family="paragraph">
      <loext:graphic-properties draw:fill-color="#168253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794cm" svg:x="6.334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794cm" svg:height="2.794cm" svg:x="9.636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069cm" svg:height="0.424cm" svg:x="7.17cm" svg:y="18.9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1.039cm" svg:height="0.424cm" svg:x="10.502cm" svg:y="18.9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4" draw:text-style-name="P4" draw:layer="layout" svg:x1="8.239cm" svg:y1="17.002cm" svg:x2="7.604cm" svg:y2="18.526cm">
          <text:p/>
        </draw:line>
        <draw:line draw:style-name="gr4" draw:text-style-name="P4" draw:layer="layout" svg:x1="10.017cm" svg:y1="17.002cm" svg:x2="10.779cm" svg:y2="18.526cm">
          <text:p/>
        </draw:line>
        <draw:frame draw:style-name="gr3" draw:text-style-name="P3" draw:layer="layout" svg:width="4.07cm" svg:height="0.424cm" svg:x="7.217cm" svg:y="16.2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30T20:28:12.951225284</dc:date>
    <meta:editing-duration>PT3H11M23S</meta:editing-duration>
    <meta:editing-cycles>62</meta:editing-cycles>
    <meta:generator>LibreOffice/6.4.7.2$Linux_X86_64 LibreOffice_project/40$Build-2</meta:generator>
    <meta:document-statistic meta:object-count="7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 A )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i>B</mi>
        </mrow>
        <mo fence="true" stretchy="false">)</mo>
      </mrow>
    </mrow>
    <annotation encoding="StarMath 5.0">P( B 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+</mo>
        <mi>P</mi>
      </mrow>
      <mrow>
        <mo fence="true" stretchy="false">(</mo>
        <mrow>
          <mi>B</mi>
        </mrow>
        <mo fence="true" stretchy="false">)</mo>
      </mrow>
    </mrow>
    <annotation encoding="StarMath 5.0">P(A union B) = P( A ) + P( B )</annotation>
  </semantics>
</math>
</file>